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.5499992370605pt" style:font-size-asian="18pt" style:font-size-complex="20.5499992370605pt"/>
    </style:style>
    <style:style style:name="P2" style:family="paragraph" style:parent-style-name="Standard">
      <style:paragraph-properties fo:text-align="end" style:justify-single-word="false"/>
      <style:text-properties fo:font-size="12pt" officeooo:rsid="0010c036" officeooo:paragraph-rsid="0010c036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rsid="0010c036" officeooo:paragraph-rsid="0010c036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17127d" officeooo:paragraph-rsid="0017127d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0c036" officeooo:paragraph-rsid="0010c036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2799f" officeooo:paragraph-rsid="0012799f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3df11" officeooo:paragraph-rsid="0013df11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64c14" officeooo:paragraph-rsid="00164c14" style:font-size-asian="12pt" style:font-size-complex="12pt"/>
    </style:style>
    <style:style style:name="T1" style:family="text">
      <style:text-properties officeooo:rsid="0010c036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officeooo:rsid="0014d1a1"/>
    </style:style>
    <style:style style:name="T6" style:family="text">
      <style:text-properties officeooo:rsid="00156d52"/>
    </style:style>
    <style:style style:name="T7" style:family="text">
      <style:text-properties officeooo:rsid="0017161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7">roject </text:span><text:span text:style-name="T1">1</text:span></text:p>
      <text:p text:style-name="P1"/>
      <text:p text:style-name="P3">顏昌毅 <text:span text:style-name="T1">Q56124026</text:span></text:p>
      <text:p text:style-name="P4">Code repository: <text:a xlink:type="simple" xlink:href="https://github.com/changyiyen/iir-BIR" text:style-name="Internet_20_link" text:visited-style-name="Visited_20_Internet_20_Link">https://github.com/changyiyen/iir-BIR</text:a></text:p>
      <text:p text:style-name="P5">2023-09-18</text:p>
      <text:p text:style-name="P2"/>
      <text:list text:style-name="L1">
        <text:list-item>
          <text:p text:style-name="P6">The code is structured as a Flask web app, consisting of the following:</text:p>
          <text:list>
            <text:list-item>
              <text:p text:style-name="P6"><text:span text:style-name="T2">corpus</text:span> [directory]: a directory containing the files to search; files are in <text:span text:style-name="T6">pseudo-</text:span>Twitter JSON or Pubmed XML format</text:p>
            </text:list-item>
            <text:list-item>
              <text:p text:style-name="P6"><text:span text:style-name="T2">templates</text:span> [directory]: a directory containing the templates for the use<text:span text:style-name="T6">r</text:span> interface, used by Flask; current templates are <text:span text:style-name="T2">search.htm</text:span> (main interface) and <text:span text:style-name="T2">results.htm</text:span> (search results)</text:p>
            </text:list-item>
            <text:list-item>
              <text:p text:style-name="P6"><text:span text:style-name="T2">createindex.py</text:span>: a Python script that generates search indices (in JSON format); input is a list of files (default: <text:span text:style-name="T3">manifest.txt</text:span>), with one filename (relative path) on each line; <text:span text:style-name="T6">output is a JSON file</text:span></text:p>
            </text:list-item>
            <text:list-item>
              <text:p text:style-name="P6"><text:span text:style-name="T2">jsonindex.json</text:span> and <text:span text:style-name="T2">xmlindex.json</text:span>: search indices</text:p>
            </text:list-item>
            <text:list-item>
              <text:p text:style-name="P6"><text:span text:style-name="T2">manifest.txt</text:span> and <text:span text:style-name="T2">manifest_1.txt</text:span>: list of files to be indexed by <text:span text:style-name="T2">createindex.py</text:span></text:p>
            </text:list-item>
            <text:list-item>
              <text:p text:style-name="P7">search.py: main app; handles searching and returning results</text:p>
            </text:list-item>
          </text:list>
        </text:list-item>
        <text:list-item>
          <text:p text:style-name="P8">Requirements</text:p>
          <text:list>
            <text:list-item>
              <text:p text:style-name="P8">Python 3 and its standard library</text:p>
            </text:list-item>
            <text:list-item>
              <text:p text:style-name="P8">3<text:span text:style-name="T4">rd</text:span> party Python 3 packages (may be installed with Pip or Conda):</text:p>
              <text:list>
                <text:list-item>
                  <text:p text:style-name="P8">createindex.py: NLTK <text:span text:style-name="T5">(for tokenization)</text:span></text:p>
                </text:list-item>
                <text:list-item>
                  <text:p text:style-name="P8">search.py: requires BeautifulSoup <text:span text:style-name="T5">(for XML parsing)</text:span>, <text:span text:style-name="T5">lxml (suggested by BeautifulSoup),</text:span> Flask <text:span text:style-name="T5">(for app itself)</text:span></text:p>
                </text:list-item>
              </text:list>
            </text:list-item>
          </text:list>
        </text:list-item>
        <text:list-item>
          <text:p text:style-name="P6">Basic workflow for this app is:</text:p>
          <text:list>
            <text:list-item>
              <text:p text:style-name="P6">1. Generate search indices using createindex.py (maybe as a scheduled <text:span text:style-name="T2">cron</text:span> job)</text:p>
            </text:list-item>
            <text:list-item>
              <text:p text:style-name="P6">2. Run search.py to start Web interface (located at <text:a xlink:type="simple" xlink:href="http://127.0.0.1:5000/" text:style-name="Internet_20_link" text:visited-style-name="Visited_20_Internet_20_Link">http://127.0.0.1:5000</text:a>)</text:p>
            </text:list-item>
            <text:list-item>
              <text:p text:style-name="P6">3. If needed, the user may upload more files to the corpus directory (but currently no mechanism to automatically regenerate indices)</text:p>
            </text:list-item>
          </text:list>
        </text:list-item>
        <text:list-item>
          <text:p text:style-name="P9">Index schema</text:p>
          <text:list>
            <text:list-item>
              <text:p text:style-name="P9">top level: associative array</text:p>
              <text:list>
                <text:list-item>
                  <text:p text:style-name="P9">keys: word_index, docstats</text:p>
                </text:list-item>
                <text:list-item>
                  <text:p text:style-name="P9">values</text:p>
                  <text:list>
                    <text:list-item>
                      <text:p text:style-name="P9">word_index: value is an associative array with a word as a key and an associative array as a value (contains document path as key and word occurrence count as value)</text:p>
                    </text:list-item>
                    <text:list-item>
                      <text:p text:style-name="P9">docstats: value is an associative array with document paths as keys and associative arrays as values (keys are charnum, wordn and sentn, representing character count, word count and sentence count, respectively)</text:p>
                    </text:list-item>
                  </text:list>
                </text:list-item>
              </text:list>
            </text:list-item>
            <text:list-item>
              <text:p text:style-name="P9">words are tokens, tokenized using NLTK’s regular expression tokenizer (eliminates punctuation from token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PMingLiU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2:00:28.724000000</meta:creation-date>
    <dc:date>2023-09-19T10:00:38.918000000</dc:date>
    <meta:editing-duration>PT22H24M45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7" meta:word-count="314" meta:character-count="1993" meta:non-whitespace-character-count="1731"/>
  </office:meta>
</office:document-meta>
</file>